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5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7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8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9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0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2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4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5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7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</office:automatic-styles>
  <office:body>
    <office:text text:use-soft-page-breaks="true">
      <text:p text:style-name="P1"/>
      <text:p text:style-name="P13">Utilizando las tablas emple y depart responde a las siguientes cuestiones.</text:p>
      <text:p text:style-name="P14"/>
      <text:list text:style-name="LFO1" text:continue-numbering="true">
        <text:list-item>
          <text:p text:style-name="P15"><text:s/>Seleccionar aquellos departamentos en los que al menos exista un empleado con comisión.</text:p>
        </text:list-item>
      </text:list>
      <text:p text:style-name="P16"/>
      <text:list text:style-name="LFO1" text:continue-numbering="true">
        <text:list-item>
          <text:p text:style-name="P17"><text:s/>Listar aquellos<text:s/>departamentos en los que todos sus empleados carezcan de información sobre su comisión.</text:p>
        </text:list-item>
      </text:list>
      <text:p text:style-name="P18"/>
      <text:list text:style-name="LFO1" text:continue-numbering="true">
        <text:list-item>
          <text:p text:style-name="P19"><text:s/>Visualizar el departamento con más empleados.</text:p>
        </text:list-item>
      </text:list>
      <text:p text:style-name="P20"><text:s/></text:p>
      <text:p text:style-name="P21"/>
      <text:list text:style-name="LFO1" text:continue-numbering="true">
        <text:list-item>
          <text:p text:style-name="P22">Obtener el número y el nombre del departamento con más personal de oficio “PROGRAMADOR”.</text:p>
        </text:list-item>
      </text:list>
      <text:p text:style-name="P23"/>
      <text:p text:style-name="P24"/>
      <text:list text:style-name="LFO1" text:continue-numbering="true">
        <text:list-item>
          <text:p text:style-name="P25"><text:s/>Buscar el departamento con más presupuesto asignado para pagar el salario y la comisión de sus empleados.</text:p>
        </text:list-item>
      </text:list>
      <text:p text:style-name="P26"/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 fo:border="0.0034in solid #000000" fo:padding="0.0138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widows="2" fo:orphans="2"/>
      <style:text-properties style:font-name="Tahoma" style:font-name-asian="Calibri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6in" style:use-optimal-column-width="false"/>
    </style:style>
    <style:style style:name="TableColumn4" style:family="table-column">
      <style:table-column-properties style:column-width="5.0965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min-row-height="0.7381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9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12" style:parent-style-name="Encabezado" style:family="paragraph">
      <style:text-properties fo:font-weight="bold" style:font-weight-asian="bold" style:font-weight-complex="bold"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z-index="251659264" draw:style-name="a0" draw:name="gráficos1" text:anchor-type="paragraph" svg:x="0in" svg:y="0in" svg:width="1.52283in" svg:height="0.59646in" style:rel-width="scale" style:rel-height="scale"><draw:image xlink:href="media/image1.jpg" xlink:type="simple" xlink:show="embed" xlink:actuate="onLoad"/><svg:title/><svg:desc/></draw:frame></text:p>
            </table:table-cell>
            <table:table-cell table:style-name="TableCell7">
              <text:p text:style-name="P8"/>
              <text:p text:style-name="P9">DATU-BASEAK</text:p>
              <text:p text:style-name="P10">BASE DE DATOS</text:p>
              <text:p text:style-name="P11"/>
            </table:table-cell>
          </table:table-row>
        </table:table>
        <text:p text:style-name="P12"/>
        <text:p text:style-name="Encabezado">ABIZENAK/APELLIDOS: <text:s text:c="57"/>DATA/FECHA:</text:p>
        <text:p text:style-name="Encabezado">IZENA/NOMBRE: <text:s text:c="70"/>TALDEA/GRUPO: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 I-I</meta:initial-creator>
    <dc:creator>MIGUEL</dc:creator>
    <meta:creation-date>2018-02-07T22:19:00Z</meta:creation-date>
    <dc:date>2018-02-07T22:19:00Z</dc:date>
    <meta:template xlink:href="Plantilla_ejercicios_examenes_BD.ott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0" meta:character-count="522" meta:row-count="3" meta:non-whitespace-character-count="443"/>
  </office:meta>
</office:document-meta>
</file>